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Blank-outline1" style:list-style-name="L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9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10" style:family="paragraph">
      <style:paragraph-properties fo:margin-left="3.175cm" fo:margin-right="0cm" fo:line-height="90%" fo:text-align="start" fo:text-indent="-1.27cm" style:punctuation-wrap="hanging" style:writing-mode="lr-tb">
        <style:tab-stops/>
      </style:paragraph-properties>
    </style:style>
    <style:style style:name="P11" style:family="paragraph">
      <style:paragraph-properties fo:margin-left="1.27cm" fo:margin-right="0cm" fo:line-height="100%" fo:text-indent="-1.27cm" style:punctuation-wrap="simple" style:writing-mode="lr-tb">
        <style:tab-stops/>
      </style:paragraph-properties>
    </style:style>
    <style:style style:name="P12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paragraph-properties fo:margin-left="0.051cm" fo:margin-right="0.051cm" fo:margin-top="0.508cm" fo:margin-bottom="0cm" fo:text-indent="0.051cm"/>
    </style:style>
    <style:style style:name="P16" style:family="paragraph">
      <loext:graphic-properties draw:fill="none"/>
      <style:paragraph-properties fo:margin-left="0.051cm" fo:margin-right="0.051cm" fo:margin-top="0.508cm" fo:margin-bottom="0cm" fo:text-indent="0.051cm" style:writing-mode="lr-tb" style:font-independent-line-spacing="true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zxx" style:country-asian="none" style:font-style-asian="normal" style:font-weight-asian="normal" style:font-name-complex="Lohit Devanagari2" style:font-size-complex="16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zxx" style:country-asian="none" style:font-style-asian="normal" style:font-weight-asian="normal" style:font-name-complex="Lohit Devanagari2" style:font-size-complex="16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zxx" style:country-asian="none" style:font-style-asian="normal" style:font-weight-asian="normal" style:font-name-complex="Lohit Devanagari2" style:font-size-complex="16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zxx" style:country-asian="none" style:font-style-asian="normal" style:font-weight-asian="normal" style:font-name-complex="Lohit Devanagari2" style:font-size-complex="16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Does Investment in Information Technology correlate with economic well-being?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" presentation:class="page"/>
          <draw:frame draw:name="Notes Placeholder 2" presentation:style-name="pr2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Hello everyone. Today, we will present our results on the whether government investment in health information technology correlate with socio-economic demographics.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Agenda Items</text:span></text:p>
          </draw:text-box>
        </draw:frame>
        <draw:frame draw:name="Subtitle 2" presentation:style-name="pr4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6"><text:span text:style-name="T1">Introduction</text:span></text:p>
              </text:list-item>
              <text:list-item>
                <text:p text:style-name="P6"><text:span text:style-name="T1">Problem Statement and Background</text:span></text:p>
              </text:list-item>
              <text:list-item>
                <text:p text:style-name="P6"><text:span text:style-name="T1">Literature Review</text:span></text:p>
              </text:list-item>
              <text:list-item>
                <text:p text:style-name="P6"><text:span text:style-name="T1">Methodology &amp; Research Design</text:span></text:p>
              </text:list-item>
              <text:list-item>
                <text:p text:style-name="P6"><text:span text:style-name="T1">Results &amp; Discussions</text:span></text:p>
              </text:list-item>
              <text:list-item>
                <text:p text:style-name="P6"><text:span text:style-name="T1">References</text:span></text:p>
              </text:list-item>
            </text:list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Introduction &amp; Background</text:span></text:p>
          </draw:text-box>
        </draw:frame>
        <draw:frame draw:name="Text Placeholder 2" presentation:style-name="pr5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7"><text:span text:style-name="T4">Problem Statement: Is government investment in Health Information Technology (HIT) influenced by the socioeconomic conditions of the institutions’ region</text:span></text:p>
              </text:list-item>
              <text:list-item>
                <text:p text:style-name="P7"><text:span text:style-name="T4">HIT is very beneficial for the healthcare industry, healthcare professionals, and patients</text:span></text:p>
              </text:list-item>
              <text:list-item>
                <text:p text:style-name="P7"><text:span text:style-name="T4">HIT can reduce time spent on administrative tasks and improve organizational productivity, which improves outcomes for patients</text:span></text:p>
              </text:list-item>
              <text:list-item>
                <text:p text:style-name="P7"><text:span text:style-name="T4">Government policy is often unequal, and may be prone to regional bias and lobbyist pressures</text:span></text:p>
              </text:list-item>
              <text:list-item>
                <text:p text:style-name="P7"><text:span text:style-name="T4">Does government policy reflect and enforce already existing socioeconomic divides, or does it try to reduce the gap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3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 presentation:user-transformed="true">
          <draw:text-box>
            <text:p text:style-name="P5"><text:span text:style-name="T3">Background: EHR</text:span></text:p>
          </draw:text-box>
        </draw:frame>
        <draw:frame draw:name="Text Placeholder 2" presentation:style-name="pr5" draw:text-style-name="P2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Electronic Health Record (EHR) is one of the most common, and most widely adopted, HIT systems</text:span></text:p>
              </text:list-item>
              <text:list-item>
                <text:p text:style-name="P8"><text:span text:style-name="T5">The US government has been trying to incentivize physicians and institutions to adopt EHR systems “in a meaningful manner” since 2009</text:span></text:p>
              </text:list-item>
              <text:list-item>
                <text:p text:style-name="P8"><text:span text:style-name="T5">The US government subsidizes hospitals for the adoption and effective use of EHR systems <text:s/>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4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6" draw:text-style-name="P2" draw:layer="layout" svg:width="25.2cm" svg:height="2.629cm" svg:x="1.4cm" svg:y="0.628cm" presentation:class="title" presentation:user-transformed="true">
          <draw:text-box>
            <text:p text:style-name="P5"><text:span text:style-name="T6">Electronic Health Records Incentivization Program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1">Renamed to Medicare Promoting Interoperability Program in 2018</text:span></text:p>
              </text:list-item>
              <text:list-item>
                <text:p text:style-name="P9"><text:span text:style-name="T1">Demonstrating the “meaningful use” of the technology</text:span></text:p>
              </text:list-item>
              <text:list-item>
                <text:p text:style-name="P10"><text:span text:style-name="T7">Before 2018: Attesting through the CMS Medicare EHR Incentive Program Attestation System or through their state’s attestation system</text:span></text:p>
              </text:list-item>
              <text:list-item>
                <text:p text:style-name="P10"><text:span text:style-name="T7">After 2018: Attesting through the QNet system</text:span></text:p>
              </text:list-item>
              <text:list-item>
                <text:p text:style-name="P9"><text:span text:style-name="T1">Point-based system where participants must score more than 60-points on a list of criteria to be eligible for payment </text:span></text:p>
              </text:list-item>
              <text:list-item>
                <text:p text:style-name="P9"><text:span text:style-name="T1">Major Objectives:</text:span></text:p>
                <text:list>
                  <text:list-item>
                    <text:p text:style-name="P11"><text:span text:style-name="T1">Electronic Prescribing</text:span></text:p>
                  </text:list-item>
                  <text:list-item>
                    <text:p text:style-name="P11"><text:span text:style-name="T1">Health Information Exchange</text:span></text:p>
                  </text:list-item>
                  <text:list-item>
                    <text:p text:style-name="P11"><text:span text:style-name="T1">Provider to Patient Exchange</text:span></text:p>
                  </text:list-item>
                  <text:list-item>
                    <text:p text:style-name="P11"><text:span text:style-name="T1">Public Health and Clinical Data Exchang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5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Structure of US investmen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1">Funding</text:span></text:p>
              </text:list-item>
              <text:list-item>
                <text:p text:style-name="P10"><text:span text:style-name="T7">$17 billion in financial incentives to get doctors and hospitals to adopt HER</text:span></text:p>
              </text:list-item>
              <text:list-item>
                <text:p text:style-name="P10"><text:span text:style-name="T7">Up to $18,000 in 2011</text:span></text:p>
                <text:list>
                  <text:list-item>
                    <text:p text:style-name="P12"><text:span text:style-name="T7">Up to $15,000 in 2013</text:span></text:p>
                  </text:list-item>
                  <text:list-item>
                    <text:p text:style-name="P12"><text:span text:style-name="T7">Lower amounts up to 2016</text:span></text:p>
                  </text:list-item>
                  <text:list-item>
                    <text:p text:style-name="P12"><text:span text:style-name="T7">Takes up to $40,000 to implement EHR infrastructur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6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Literature Review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7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199cm" svg:height="3.473cm" svg:x="1.4cm" svg:y="0.206cm" presentation:class="title" presentation:user-transformed="true">
          <draw:text-box>
            <text:p text:style-name="P5"><text:span text:style-name="T3">Health Technology Investment &amp; Implementation</text:span></text:p>
          </draw:text-box>
        </draw:frame>
        <draw:frame draw:name="Text Placeholder 2" presentation:style-name="pr5" draw:text-style-name="P13" draw:layer="layout" svg:width="25.199cm" svg:height="9.134cm" svg:x="1.4cm" svg:y="3.985cm" presentation:class="outline" presentation:user-transformed="true">
          <draw:text-box>
            <text:list text:style-name="L1">
              <text:list-item>
                <text:p><text:span text:style-name="T8">Gagnon, MP, Légaré, F, Labrecque, M, Frémont, P, Pluye, P, Gagnon, J, Car, J, Pagliari, C, Desmartis, M, Turcot, L., &amp; Gravel, K. (2009). Interventions for promoting information and communication technologies adoption in healthcare professionals. </text:span><text:span text:style-name="T9">Cochrane Database of Systematic Reviews</text:span><text:span text:style-name="T8">, </text:span><text:span text:style-name="T9">1</text:span><text:span text:style-name="T8">. https://doi.org/10.1002/14651858.CD006093.pub2</text:span></text:p>
              </text:list-item>
              <text:list-item>
                <text:p><text:span text:style-name="T8">Cresswell, K., &amp; Sheikh, A. (2013). Organizational issues in the implementation and adoption of health information technology innovations: An interpretative review. </text:span><text:span text:style-name="T9">International Journal of Medical Informatics</text:span><text:span text:style-name="T8">, </text:span><text:span text:style-name="T9">82</text:span><text:span text:style-name="T8">(5), e73–e86.</text:span></text:p>
              </text:list-item>
              <text:list-item>
                <text:p><text:span text:style-name="T8">Frisse, M. E. (2009). Health Information Technology: One Step At A Time. </text:span><text:span text:style-name="T9">Health Affairs</text:span><text:span text:style-name="T8">, </text:span><text:span text:style-name="T9">28</text:span><text:span text:style-name="T8">(2), w379-.</text:span></text:p>
              </text:list-item>
              <text:list-item>
                <text:p><text:span text:style-name="T8">Sistrom, C. (2005). The socioeconomic aspects of information technology for health care with emphasis on radiology1. </text:span><text:span text:style-name="T9">Academic Radiology</text:span><text:span text:style-name="T8">, </text:span><text:span text:style-name="T9">12</text:span><text:span text:style-name="T8">(4), 431–442.</text:span></text:p>
              </text:list-item>
              <text:list-item>
                <text:p><text:span text:style-name="T8">Blumenthal, D. (2009). Stimulating the adoption of health information technology. </text:span><text:span text:style-name="T9">West Virginia Medical Journal</text:span><text:span text:style-name="T8">, </text:span><text:span text:style-name="T9">105</text:span><text:span text:style-name="T8">(3), 28–30.</text:span></text:p>
              </text:list-item>
              <text:list-item>
                <text:p><text:span text:style-name="T8">Wang, T., Wang, Y., &amp; McLeod, A. (2018). Do health information technology investments impact hospital financial performance and productivity? </text:span><text:span text:style-name="T9">International Journal of Accounting Information Systems</text:span><text:span text:style-name="T8">, </text:span><text:span text:style-name="T9">28</text:span><text:span text:style-name="T8">, 1–13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8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Government Investment &amp; Inequality</text:span></text:p>
          </draw:text-box>
        </draw:frame>
        <draw:frame draw:name="Text Placeholder 2"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14"><text:span text:style-name="T8">Turnovsky, S. J. (2015). Economic growth and inequality: The role of public investment. </text:span><text:span text:style-name="T9">Journal of Economic Dynamics and Control</text:span><text:span text:style-name="T8">, </text:span><text:span text:style-name="T9">61</text:span><text:span text:style-name="T8">, 204–221.</text:span></text:p>
              </text:list-item>
              <text:list-item>
                <text:p><text:span text:style-name="T8">Chatterjee, S., &amp; Turnovsky, S. J. (2012). Infrastructure and inequality. </text:span><text:span text:style-name="T9">European Economic Review</text:span><text:span text:style-name="T8">, </text:span><text:span text:style-name="T9">56</text:span><text:span text:style-name="T8">(8), 1730–1745.</text:span></text:p>
              </text:list-item>
              <text:list-item>
                <text:p><text:span text:style-name="T10">Lustig, N. (n.d.). Chapter 16. The Redistributive Impact of Government Spending on Education and Health: Evidence from Thirteen Developing Countries in the Commitment to Equity Project. In </text:span><text:span text:style-name="T11">Inequality and Fiscal Policy</text:span><text:span text:style-name="T10"> (p. ch016). International Monetary Fund. </text:span><text:span text:style-name="T10"><text:a xlink:href="https://doi.org/10.5089/9781513567754.071.ch016" xlink:type="simple">https://doi.org/10.5089/9781513567754.071.ch016</text:a></text:span></text:p>
              </text:list-item>
              <text:list-item>
                <text:p><text:span text:style-name="T10">Castells, A., &amp; Solé-Ollé, A. (2005). The regional allocation of infrastructure investment: The role of equity, efficiency and political factors. </text:span><text:span text:style-name="T11">European Economic Review</text:span><text:span text:style-name="T10">, </text:span><text:span text:style-name="T11">49</text:span><text:span text:style-name="T10">(5), 1165–1205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9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Technology and Equity</text:span></text:p>
          </draw:text-box>
        </draw:frame>
        <draw:frame draw:name="Text Placeholder 2" presentation:style-name="pr7" draw:text-style-name="P16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15"><text:span text:style-name="T8">Ahmed, T., Rizvi, S. J. R., Rasheed, S., Iqbal, M., Bhuiya, A., Standing, H., Bloom, G., Waldman, L., &amp; others. (2020). Digital health and inequalities in access to health services in Bangladesh: Mixed methods study. </text:span><text:span text:style-name="T9">JMIR MHealth and UHealth</text:span><text:span text:style-name="T8">, </text:span><text:span text:style-name="T9">8</text:span><text:span text:style-name="T8">(7), e16473.</text:span></text:p>
              </text:list-item>
              <text:list-item>
                <text:p text:style-name="P15"><text:span text:style-name="T8">Pick, J. B., &amp; Azari, R. (2008). Global digital divide: Influence of socioeconomic, governmental, and accessibility factors on information technology. </text:span><text:span text:style-name="T9">Information Technology for Development</text:span><text:span text:style-name="T8">, </text:span><text:span text:style-name="T9">14</text:span><text:span text:style-name="T8">(2), 91–115.</text:span></text:p>
              </text:list-item>
              <text:list-item>
                <text:p text:style-name="P15"><text:span text:style-name="T10">Van Deursen, A. J., Helsper, E., Eynon, R., &amp; Van Dijk, J. A. (2017). The compoundness and sequentiality of digital inequality. </text:span><text:span text:style-name="T11">International Journal of Communication</text:span><text:span text:style-name="T10">, </text:span><text:span text:style-name="T11">11</text:span><text:span text:style-name="T10">, 452–473.</text:span></text:p>
              </text:list-item>
              <text:list-item>
                <text:p text:style-name="P15"><text:span text:style-name="T8">Senteio, C., Murdock, P. J., &amp; others. (2022). The Efficacy of Health Information Technology in Supporting Health Equity for Black and Hispanic Patients With Chronic Diseases: Systematic Review. </text:span><text:span text:style-name="T9">Journal of Medical Internet Research</text:span><text:span text:style-name="T8">, </text:span><text:span text:style-name="T9">24</text:span><text:span text:style-name="T8">(4), e22124.</text:span></text:p>
              </text:list-item>
              <text:list-item>
                <text:p text:style-name="P15"><text:span text:style-name="T8">Craig, S., McPeak, K., Madu, N., Dalembert, G., &amp; Wasserman, R. C. (2021). Health information technology and equity: Applying history’s lessons to tomorrow’s innovations. </text:span><text:span text:style-name="T9">Current Problems in Pediatric and Adolescent Health Care</text:span><text:span text:style-name="T8">, 101110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0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Methodology and Design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1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Data Collection</text:span></text:p>
          </draw:text-box>
        </draw:frame>
        <draw:frame draw:name="Text Placeholder 2" presentation:style-name="pr5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17"><text:span text:style-name="T1">Open Data from the Government of California</text:span></text:p>
              </text:list-item>
              <text:list-item>
                <text:p text:style-name="P17"><text:span text:style-name="T1">Data collected and published by the Government of California from 2011 to 2020</text:span></text:p>
              </text:list-item>
              <text:list-item>
                <text:p text:style-name="P17"><text:span text:style-name="T1">EHR payments to both hospitals and individual practitioners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2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18" draw:layer="layout" svg:width="25.2cm" svg:height="2.629cm" svg:x="1.4cm" svg:y="0.628cm" presentation:class="title">
          <draw:text-box>
            <text:p text:style-name="P5"><text:span text:style-name="T3">Definition of Variables</text:span></text:p>
          </draw:text-box>
        </draw:frame>
        <draw:frame draw:name="Text Placeholder 2" presentation:style-name="pr5" draw:text-style-name="P2" draw:layer="layout" svg:width="25.2cm" svg:height="9.135cm" svg:x="1.4cm" svg:y="3.685cm" presentation:class="outline">
          <draw:text-box>
            <text:list text:style-name="L4">
              <text:list-item>
                <text:p text:style-name="P17"><text:span text:style-name="T1">Dependent Variables</text:span></text:p>
              </text:list-item>
            </text:list>
            <text:list text:style-name="L2">
              <text:list-item>
                <text:p text:style-name="P17"><text:span text:style-name="T1">Government spending</text:span></text:p>
              </text:list-item>
            </text:list>
          </draw:text-box>
        </draw:frame>
        <draw:frame draw:name="Text Placeholder 3" presentation:style-name="pr5" draw:text-style-name="P2" draw:layer="layout" svg:width="25.2cm" svg:height="9.135cm" svg:x="1.4cm" svg:y="3.685cm" presentation:class="outline">
          <draw:text-box>
            <text:list text:style-name="L4">
              <text:list-item>
                <text:p text:style-name="P17"><text:span text:style-name="T1">Independent Variables</text:span></text:p>
              </text:list-item>
            </text:list>
            <text:list text:style-name="L2">
              <text:list-item>
                <text:p text:style-name="P17"><text:span text:style-name="T1">County GDP</text:span></text:p>
              </text:list-item>
              <text:list-item>
                <text:p text:style-name="P17"><text:span text:style-name="T1">County Median Incom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3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Proposed Hypothesis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<text:span text:style-name="T1">H01: Government spending on EHR in hospitals is not correlated with county socioeconomic factors</text:span></text:p>
              </text:list-item>
              <text:list-item>
                <text:p text:style-name="P17"><text:span text:style-name="T1">H02: Government spending on EHR for healthcare providers is not correlated with county socioeconomic factor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4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Methods Used</text:span></text:p>
          </draw:text-box>
        </draw:frame>
        <draw:frame draw:name="Text Placeholder 2" presentation:style-name="pr5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17"><text:span text:style-name="T1">Linear Regression</text:span></text:p>
              </text:list-item>
              <text:list-item>
                <text:p text:style-name="P17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5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Results</text:span></text:p>
          </draw:text-box>
        </draw:frame>
        <draw:frame draw:name="Text Placeholder 2" presentation:style-name="pr9" draw:text-style-name="P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6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10" draw:text-style-name="P2" draw:layer="layout" svg:width="25.199cm" svg:height="2.629cm" svg:x="1.4cm" svg:y="0.628cm" presentation:class="title">
          <draw:text-box>
            <text:p text:style-name="P5"><text:span text:style-name="T3">Internal Validity</text:span></text:p>
          </draw:text-box>
        </draw:frame>
        <draw:frame draw:name="Content Placeholder 2" presentation:style-name="pr11" draw:text-style-name="P2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1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External Validity</text:span></text:p>
          </draw:text-box>
        </draw:frame>
        <draw:frame draw:name="Text Placeholder 2" presentation:style-name="pr5" draw:text-style-name="P2" draw:layer="layout" svg:width="25.2cm" svg:height="9.135cm" svg:x="1.4cm" svg:y="3.685cm" presentation:class="outline">
          <draw:text-box>
            <text:list text:style-name="L2">
              <text:list-item>
                <text:p text:style-name="P17"><text:span text:style-name="T1">Whether the results can be extrapolated outside of California</text:span></text:p>
              </text:list-item>
              <text:list-item>
                <text:p text:style-name="P17"><text:span text:style-name="T1">Whether the results can be extrapolated to systems different from the American mod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8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Conclusions &amp; Recommendations</text:span></text:p>
          </draw:text-box>
        </draw:frame>
        <draw:frame draw:name="Text Placeholder 2" presentation:style-name="pr9" draw:text-style-name="P2" draw:layer="layout" svg:width="25.2cm" svg:height="9.135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9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3" draw:text-style-name="P2" draw:layer="layout" svg:width="25.2cm" svg:height="2.629cm" svg:x="1.4cm" svg:y="0.628cm" presentation:class="title">
          <draw:text-box>
            <text:p text:style-name="P5"><text:span text:style-name="T3">References</text:span></text:p>
          </draw:text-box>
        </draw:frame>
        <draw:frame draw:name="Text Placeholder 2" presentation:style-name="pr9" draw:text-style-name="P2" draw:layer="layout" svg:width="25.2cm" svg:height="9.135cm" svg:x="1.4cm" svg:y="3.68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0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Bibliography_20_1" style:display-name="Bibliography 1" style:family="graphic">
      <style:paragraph-properties fo:margin-left="2.24cm" fo:margin-right="0cm" fo:margin-top="0cm" fo:margin-bottom="0cm" style:line-height-at-least="1.494cm" fo:text-indent="-2.24cm"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PowerPoint Presentation</dc:title>
    <dc:date>2022-11-05T10:57:27.368358598</dc:date>
    <meta:editing-cycles>30</meta:editing-cycles>
    <meta:editing-duration>PT8H15M55S</meta:editing-duration>
    <meta:document-statistic meta:object-count="245"/>
  </office:meta>
</office:document-meta>
</file>